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5.png"/>
  <manifest:file-entry manifest:media-type="image/png" manifest:full-path="Pictures/image7.png"/>
  <manifest:file-entry manifest:media-type="image/png" manifest:full-path="Pictures/image2.png"/>
  <manifest:file-entry manifest:media-type="image/jpeg" manifest:full-path="Pictures/image1.jpg"/>
  <manifest:file-entry manifest:media-type="image/png" manifest:full-path="Pictures/image6.png"/>
  <manifest:file-entry manifest:media-type="image/png" manifest:full-path="Pictures/image3.png"/>
  <manifest:file-entry manifest:media-type="image/png" manifest:full-path="Pictures/image4.png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color="#002060" fo:font-size="66.000000000000000pt"/>
    </style:style>
    <style:style style:name="T3" style:family="text">
      <style:text-properties fo:color="#000000" fo:font-family="Arial" fo:font-size="40.000000000000000pt" style:text-position="0% 100%"/>
    </style:style>
    <style:style style:name="T4" style:family="text">
      <style:text-properties fo:color="#002060"/>
    </style:style>
    <style:style style:name="T5" style:family="text">
      <style:text-properties fo:text-shadow="none"/>
    </style:style>
    <style:style style:name="P5" style:family="paragraph">
      <style:paragraph-properties fo:line-height="100%" fo:margin-bottom="0.000000000000000pt" fo:margin-top="0.000000000000000pt" fo:text-align="start" style:punctuation-wrap="hanging" style:writing-mode="lr"/>
      <style:text-properties fo:background-color="#ffffff" fo:color="#000000" fo:country="US" fo:font-family="Arial" fo:font-size="44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P6" style:family="paragraph">
      <style:paragraph-properties fo:line-height="100%" fo:margin-bottom="0.000000000000000pt" fo:margin-left="0.000000000000000pt" fo:margin-right="0.000000000000000pt" fo:margin-top="7.993714635599999pt" fo:text-align="start" fo:text-indent="0.000000000000000pt" style:font-independent-line-spacing="false" style:line-break="strict" style:punctuation-wrap="hanging" style:text-autospace="ideograph-alpha" style:writing-mode="lr">
        <style:tab-stops>
          <style:tab-stop style:position="0.00000000000pt" style:type="left" style:leader-type="none" style:leader-style="none" style:leader-width="auto" style:leader-color="font-color"/>
        </style:tab-stops>
      </style:paragraph-properties>
      <style:text-properties fo:country="US" fo:font-family="Liberation Sans" fo:font-size="18.000000000000000pt" fo:font-style="normal" fo:font-variant="normal" fo:font-weight="normal" fo:hyphenate="false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7" style:family="paragraph">
      <style:text-properties fo:color="#000000" fo:font-family="Sans Serif" fo:font-size="12.000000000000000pt"/>
    </style:style>
    <style:style style:name="P8" style:family="paragraph">
      <style:paragraph-properties fo:line-height="100%" fo:margin-bottom="0.000000000000000pt" fo:margin-top="0.000000000000000pt" fo:text-align="start" style:punctuation-wrap="simple" style:writing-mode="lr"/>
      <style:text-properties fo:background-color="#ffffff" fo:color="#000000" fo:country="US" fo:font-family="Arial" fo:font-size="44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P9" style:family="paragraph">
      <style:paragraph-properties fo:line-height="100%" fo:margin-bottom="0.000000000000000pt" fo:margin-left="0.000000000000000pt" fo:margin-right="0.000000000000000pt" fo:margin-top="6.406310310800000pt" fo:text-align="start" fo:text-indent="0.000000000000000pt" style:punctuation-wrap="simple" style:writing-mode="lr"/>
      <style:text-properties fo:background-color="#ffffff" fo:color="#000000" fo:country="US" fo:font-family="Arial" fo:font-size="32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gr3" style:family="graphic">
      <style:graphic-properties draw:auto-grow-height="false" draw:fill="non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text-align="center" style:punctuation-wrap="simple" style:writing-mode="lr"/>
      <style:text-properties fo:background-color="#ffffff" fo:color="#000000" fo:country="US" fo:font-family="Arial" fo:font-size="44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gr4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5" style:family="graphic">
      <style:graphic-properties draw:color-mode="standard" draw:fill="none" draw:shadow="hidden" draw:shadow-color="#808080" draw:shadow-offset-x="5.6693pt" draw:shadow-offset-y="5.6693pt" draw:stroke="none" draw:textarea-horizontal-align="center" draw:textarea-vertical-align="top" fo:margin="0.000000000000000pt" style:wrap="biggest" style:wrap-contour="false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10" style:family="graphic">
      <style:graphic-properties draw:auto-grow-height="false" draw:fill="non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margin-bottom="0.000000000000000pt" fo:margin-top="14.173252900000000pt" fo:text-align="start" style:punctuation-wrap="simple" style:writing-mode="lr"/>
      <style:text-properties fo:background-color="#ffffff" fo:color="#000000" fo:country="US" fo:font-family="Arial" fo:font-size="32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gr11" style:family="graphic">
      <style:graphic-properties draw:fill="solid" draw:fill-color="#ff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1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•" text:level="1">
        <style:list-level-properties text:list-level-position-and-space-mode="label-width-and-position" text:space-before="0.02834650580pt" text:min-label-width="26.98587352160pt"/>
        <style:text-properties fo:color="#000000" fo:font-family="OpenSymbol"/>
      </text:list-level-style-bullet>
      <text:list-level-style-bullet text:bullet-char="–" text:level="2">
        <style:list-level-properties text:list-level-position-and-space-mode="label-width-and-position" text:space-before="42.51975870000pt" text:min-label-width="25.51185522000pt"/>
        <style:text-properties fo:font-family="OpenSymbol" fo:font-size="75%" style:use-window-font-color="true"/>
      </text:list-level-style-bullet>
      <text:list-level-style-bullet text:bullet-char="●" text:level="3">
        <style:list-level-properties text:list-level-position-and-space-mode="label-width-and-position" text:space-before="79.37021624000pt" text:min-label-width="22.67720464000pt"/>
        <style:text-properties fo:font-family="OpenSymbol" fo:font-size="45%" style:use-window-font-color="true"/>
      </text:list-level-style-bullet>
      <text:list-level-style-bullet text:bullet-char="–" text:level="4">
        <style:list-level-properties text:list-level-position-and-space-mode="label-width-and-position" text:space-before="119.05532436000pt" text:min-label-width="17.00790348000pt"/>
        <style:text-properties fo:font-family="OpenSymbol" fo:font-size="75%" style:use-window-font-color="true"/>
      </text:list-level-style-bullet>
      <text:list-level-style-bullet text:bullet-char="●" text:level="5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187.08693828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221.10274524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255.11855220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289.13435916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323.15016612000pt" text:min-label-width="17.00790348000pt"/>
        <style:text-properties fo:font-family="OpenSymbol" fo:font-size="45%" style:use-window-font-color="true"/>
      </text:list-level-style-bullet>
    </text:list-style>
  </office:automatic-styles>
  <office:body>
    <office:presentation>
      <draw:page draw:name="page1" draw:id="page1" xml:id="page1" draw:master-page-name="Default1" draw:style-name="dp2" presentation:presentation-page-layout-name="pl4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3" xml:id="shape-14" draw:id="shape-14" draw:name="Rectangle 4" draw:layer="layout" svg:width="719.97290081420pt" svg:height="255.60044279860pt" svg:x="0.00000000000pt" svg:y="54.00009354900pt" presentation:class="title">
          <draw:text-box>
            <text:p text:style-name="P5"><text:span text:style-name="T2">Knowledge Discovery:<text:line-break/>HCI Studies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custom-shape draw:style-name="gr4" xml:id="shape-15" draw:id="shape-15" draw:name="Rectangle 5" draw:layer="layout" svg:x="0.00000000000pt" svg:y="245.99097733240pt" svg:width="0.00000000000pt" svg:height="0.00000000000pt">
          <text:p text:style-name="P6"><text:span text:style-name="T3">Your Name</text:span></text:p>
          <draw:enhanced-geometry svg:viewBox="0 0 0 0" draw:modifiers="" draw:text-areas="0 0 ?f3 ?f2" draw:enhanced-path="M0 0 L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frame draw:style-name="gr5" xml:id="shape-16" draw:id="shape-16" draw:name="Picture 3" draw:layer="layout" svg:width="323.97221478820pt" svg:height="55.19064679260pt" svg:x="362.23999761820pt" svg:y="353.99116443040pt">
          <draw:image xlink:type="simple" xlink:show="embed" xlink:actuate="onLoad" xlink:href="Pictures/image1.jpg"/>
        </draw:frame>
        <draw:frame draw:style-name="gr5" xml:id="shape-17" draw:id="shape-17" draw:name="Picture 5" draw:layer="layout" svg:width="260.98627890060pt" svg:height="86.96707979440pt" svg:x="229.49331095680pt" svg:y="419.15978126460pt">
          <draw:image xlink:type="simple" xlink:show="embed" xlink:actuate="onLoad" xlink:href="Pictures/image2.png"/>
        </draw:frame>
        <draw:frame draw:style-name="gr5" xml:id="shape-18" draw:id="shape-18" draw:name="Picture 1" draw:layer="layout" svg:width="297.52492487680pt" svg:height="92.01275782680pt" svg:x="29.99060313640pt" svg:y="327.11867693200pt">
          <draw:image xlink:type="simple" xlink:show="embed" xlink:actuate="onLoad" xlink:href="Pictures/image3.png"/>
        </draw:frame>
        <presentation:notes>
          <draw:frame presentation:style-name="pr1" xml:id="shape-19" draw:id="shape-19" draw:layer="" svg:width="489.57000000000pt" svg:height="356.37000000000pt" svg:x="62.22000000000pt" svg:y="374.46000000000pt" presentation:class="notes">
            <draw:text-box>
              <text:p text:style-name="P7"/>
            </draw:text-box>
            <draw:glue-point draw:id="4" svg:x="0.50000000000pt" svg:y="0.50000000000pt" draw:align="center"/>
          </draw:frame>
          <draw:page-thumbnail draw:style-name="gr6" xml:id="shape-20" draw:id="shape-20" draw:layer="" svg:width="420.88891811840pt" svg:height="315.66668858880pt" svg:x="87.16550533500pt" svg:y="63.97806359060pt" presentation:class="page" draw:page-number="1"/>
          <draw:frame draw:style-name="gr7" xml:id="shape-21" draw:id="shape-21" draw:layer="" svg:width="476.19295093420pt" svg:height="378.82270351120pt" svg:x="59.52766218000pt" svg:y="399.8841573206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Example Content Slide" draw:id="page2" xml:id="page2" draw:master-page-name="Default2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3" xml:id="shape-22" draw:id="shape-22" draw:name="Title 1" draw:layer="layout" svg:width="719.97290081420pt" svg:height="59.98120627280pt" presentation:class="title">
          <draw:text-box>
            <text:p text:style-name="P8"><text:span text:style-name="T4">Hamburger vs Swipe Navigation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8" xml:id="shape-23" draw:id="shape-23" draw:layer="measurelines" svg:width="93.60016215160pt" svg:height="85.18666443011pt" svg:x="244.80042408880pt" svg:y="201.60034924960pt">
          <draw:image xlink:type="simple" xlink:show="embed" xlink:actuate="onLoad" xlink:href="Pictures/image4.png"/>
        </draw:frame>
        <draw:frame draw:style-name="gr9" xml:id="shape-24" draw:id="shape-24" draw:layer="measurelines" svg:width="720.00124732000pt" svg:height="86.40014967840pt" svg:x="0.00000000000pt" svg:y="324.00056129400pt">
          <draw:text-box>
            <text:list text:style-name="L1" xml:id="list-6ad01de6-d714-45f3-b50d-8773478d39f1">
              <text:list-item>
                <text:p text:style-name="P9">Swipe Navigation: Perform a swipe gesture to navigate through subsequent views.</text:p>
              </text:list-item>
            </text:list>
          </draw:text-box>
          <draw:glue-point draw:id="4" svg:x="0.50000000000pt" svg:y="0.50000000000pt" draw:align="center"/>
        </draw:frame>
        <draw:frame draw:style-name="gr9" xml:id="shape-25" draw:id="shape-25" draw:layer="measurelines" svg:width="720.00124732000pt" svg:height="122.40021204440pt" svg:x="-0.00000000000pt" svg:y="79.20013720520pt">
          <draw:text-box>
            <text:list text:style-name="L11" xml:id="list-8fee4ecd-4d4b-4387-948d-89b317b1734f">
              <text:list-item>
                <text:p text:style-name="P9"><text:span text:style-name="T5">Hamburger Menu: Pop-up Menu Button for Mobile devices to compensate lack of available display space.</text:span></text:p>
              </text:list-item>
            </text:list>
          </draw:text-box>
          <draw:glue-point draw:id="4" svg:x="0.50000000000pt" svg:y="0.50000000000pt" draw:align="center"/>
        </draw:frame>
        <draw:frame draw:style-name="gr8" xml:id="shape-26" draw:id="shape-26" draw:layer="measurelines" svg:width="108.00018709800pt" svg:height="72.00012473200pt" svg:x="338.40058624040pt" svg:y="208.80036172280pt">
          <draw:image xlink:type="simple" xlink:show="embed" xlink:actuate="onLoad" xlink:href="Pictures/image5.png"/>
        </draw:frame>
        <draw:frame draw:style-name="gr8" xml:id="shape-27" draw:id="shape-27" draw:layer="measurelines" svg:width="158.40027441040pt" svg:height="119.68020733230pt" svg:x="561.60097290960pt" svg:y="417.60072344560pt">
          <draw:image xlink:type="simple" xlink:show="embed" xlink:actuate="onLoad" xlink:href="Pictures/image6.png"/>
        </draw:frame>
        <presentation:notes>
          <draw:frame presentation:style-name="pr1" xml:id="shape-28" draw:id="shape-28" draw:layer="" svg:width="489.57000000000pt" svg:height="356.37000000000pt" svg:x="62.22000000000pt" svg:y="374.46000000000pt" presentation:class="notes">
            <draw:text-box>
              <text:p text:style-name="P7"/>
            </draw:text-box>
            <draw:glue-point draw:id="4" svg:x="0.50000000000pt" svg:y="0.50000000000pt" draw:align="center"/>
          </draw:frame>
          <draw:page-thumbnail draw:style-name="gr6" xml:id="shape-29" draw:id="shape-29" draw:layer="" svg:width="420.88891811840pt" svg:height="315.66668858880pt" svg:x="87.16550533500pt" svg:y="63.97806359060pt" presentation:class="page" draw:page-number="2"/>
          <draw:frame draw:style-name="gr7" xml:id="shape-30" draw:id="shape-30" draw:layer="" svg:width="476.19295093420pt" svg:height="378.82270351120pt" svg:x="59.52766218000pt" svg:y="399.8841573206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3" calligra:name="Example Content Slide" draw:id="page3" xml:id="page3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3" xml:id="shape-31" draw:id="shape-31" draw:name="Title 1" draw:layer="layout" svg:width="719.97290081420pt" svg:height="59.98120627280pt" presentation:class="title">
          <draw:text-box>
            <text:p text:style-name="P8"><text:span text:style-name="T4">Expectation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0" xml:id="shape-32" draw:id="shape-32" draw:name="Content Placeholder 2" draw:layer="layout" svg:width="719.97290081420pt" svg:height="437.98186111580pt" svg:x="0.00000000000pt" svg:y="60.00955277860pt" presentation:class="outline">
          <draw:text-box>
            <text:list text:style-name="L2" xml:id="list-81023192-fcd0-4eaf-9c9a-6fe5feed1cb9">
              <text:list-item>
                <text:p text:style-name="P9">Time required increases linear using Swipe</text:p>
              </text:list-item>
              <text:list-item>
                <text:p text:style-name="P9">Time required is constant for the Hamburger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8" xml:id="shape-33" draw:id="shape-33" draw:layer="measurelines" svg:width="468.00081075800pt" svg:height="351.78060941976pt" svg:x="0.00000000000pt" svg:y="189.14453926984pt">
          <draw:image xlink:type="simple" xlink:show="embed" xlink:actuate="onLoad" xlink:href="Pictures/image7.png"/>
        </draw:frame>
        <draw:custom-shape draw:style-name="gr11" xml:id="shape-34" draw:id="shape-34" draw:layer="measurelines" draw:transform="matrix(0.73545248302 0.67757630213 -0.67757630213 0.73545248302 288.00049892800pt 331.20057376720pt)" svg:width="100.80017462480pt" svg:height="100.80017462480pt">
          <draw:enhanced-geometry svg:viewBox="0 0 100 100" draw:modifiers="40 35" draw:enhanced-path="M$0 $1 L$0 0 0 ?HalfHeight $0 height $0 ?LowerCorner width ?LowerCorner width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draw:frame>
          <draw:image xlink:type="simple" xlink:show="embed" xlink:actuate="onLoad" xlink:href="SvgImages/Image1"/>
        </draw:frame>
        <presentation:notes>
          <draw:frame presentation:style-name="pr1" xml:id="shape-35" draw:id="shape-35" draw:layer="" svg:width="489.57000000000pt" svg:height="356.37000000000pt" svg:x="62.22000000000pt" svg:y="374.46000000000pt" presentation:class="notes">
            <draw:text-box>
              <text:p text:style-name="P7"/>
            </draw:text-box>
            <draw:glue-point draw:id="4" svg:x="0.50000000000pt" svg:y="0.50000000000pt" draw:align="center"/>
          </draw:frame>
          <draw:page-thumbnail draw:style-name="gr6" xml:id="shape-36" draw:id="shape-36" draw:layer="" svg:width="420.88891811840pt" svg:height="315.66668858880pt" svg:x="87.16550533500pt" svg:y="63.97806359060pt" presentation:class="page" draw:page-number="3"/>
          <draw:frame draw:style-name="gr7" xml:id="shape-37" draw:id="shape-37" draw:layer="" svg:width="476.19295093420pt" svg:height="378.82270351120pt" svg:x="59.52766218000pt" svg:y="399.8841573206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1">
      <presentation:placeholder presentation:object="title" svg:x="8.10236%" svg:y="9.14961%" svg:width="94.1417%" svg:height="18.4094%"/>
      <presentation:placeholder presentation:object="object" svg:x="8.10236%" svg:y="30.6457%" svg:width="94.1417%" svg:height="69.4488%"/>
    </style:presentation-page-layout>
    <style:presentation-page-layout style:name="pl3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4" style:display-name="AL1T0">
      <presentation:placeholder presentation:object="title" svg:x="8.10236%" svg:y="9.14961%" svg:width="94.1417%" svg:height="18.4094%"/>
      <presentation:placeholder presentation:object="subtitle" svg:x="8.10236%" svg:y="30.6457%" svg:width="94.1417%" svg:height="69.4488%"/>
    </style:presentation-page-layout>
    <style:presentation-page-layout style:name="pl5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6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7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8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9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color="#000000" fo:font-family="Arial" fo:font-size="14.000000000000000pt" style:text-position="0% 100%"/>
    </style:style>
    <style:style style:name="P1" style:family="paragraph">
      <style:paragraph-properties fo:line-height="100%" fo:margin-bottom="0.000000000000000pt" fo:margin-left="0.000000000000000pt" fo:margin-right="0.000000000000000pt" fo:margin-top="7.0015869326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2" style:family="paragraph">
      <style:paragraph-properties fo:text-align="start" style:font-independent-line-spacing="true"/>
      <style:text-properties fo:color="#000000" fo:font-family="Sans Serif" fo:font-size="44.000000000000000pt"/>
    </style:style>
    <style:style style:name="P3" style:family="paragraph">
      <style:paragraph-properties fo:text-align="start" style:font-independent-line-spacing="true"/>
      <style:text-properties fo:color="#000000" fo:font-family="Sans Serif" fo:font-size="32.000000000000000pt"/>
    </style:style>
    <style:style style:name="P4" style:family="paragraph">
      <style:paragraph-properties fo:line-height="100%" fo:margin-bottom="0.000000000000000pt" fo:margin-top="14.173252900000000pt" fo:text-align="start" style:punctuation-wrap="simple" style:writing-mode="lr"/>
      <style:text-properties fo:background-color="#ffffff" fo:color="#000000" fo:country="US" fo:font-family="Arial" fo:font-size="32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gr1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2" style:family="graphic">
      <style:graphic-properties draw:fill="none" draw:stroke="none" fo:margin="0.000000000000000pt" style:wrap="biggest" style:wrap-contour="false" style:wrap-dynamic-threshold="0.000000000000000pt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935489999961pt" fo:page-width="720.001247319999948pt" style:print-orientation="landscape"/>
    </style:page-layout>
  </office:automatic-styles>
  <office:master-styles>
    <style:master-page style:name="Default1" draw:style-name="dp1" style:display-name="Title Slid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name="Text Box 15" draw:layer="backgroundobjects" svg:x="641.99166335840pt" svg:y="515.99144507740pt" svg:width="0.00000000000pt" svg:height="0.00000000000pt">
        <text:p text:style-name="P1"><text:span text:style-name="T1">Slide<text:s/></text:span><text:span text:style-name="T1"><text:page-number text:select-page="current" style:num-format="1">1</text:page-number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1" xml:id="shape-2" draw:id="shape-2" draw:name="Text Box 15" draw:layer="backgroundobjects" svg:x="0.00000000000pt" svg:y="515.99144507740pt" svg:width="0.00000000000pt" svg:height="0.00000000000pt">
        <text:p text:style-name="P1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3" draw:id="shape-3" draw:name="Title 1" draw:layer="backgroundobjects" svg:width="611.97271371620pt" svg:height="115.71043667560pt" svg:x="11.99057195340pt" svg:y="36.0000623660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" draw:id="shape-4" draw:name="Subtitle 2" draw:layer="backgroundobjects" svg:width="503.97252661820pt" svg:height="137.96244372860pt" svg:x="11.99057195340pt" svg:y="198.00034301300pt" presentation:class="subtitl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" draw:id="shape-5" draw:layer="backgroundobjects" svg:width="647.97277608220pt" svg:height="313.17219607840pt" svg:x="36.00006236600pt" svg:y="126.34037635060pt" presentation:class="outline" presentation:placeholder="true" draw:text-style-name="P4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1" style:display-name="Title and Conten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6" draw:id="shape-6" draw:name="Text Box 15" draw:layer="backgroundobjects" svg:x="641.99166335840pt" svg:y="515.99144507740pt" svg:width="0.00000000000pt" svg:height="0.00000000000pt">
        <text:p text:style-name="P1"><text:span text:style-name="T1">Slide<text:s/></text:span><text:span text:style-name="T1"><text:page-number text:select-page="current" style:num-format="1">2</text:page-number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1" xml:id="shape-7" draw:id="shape-7" draw:name="Text Box 15" draw:layer="backgroundobjects" svg:x="0.00000000000pt" svg:y="515.99144507740pt" svg:width="0.00000000000pt" svg:height="0.00000000000pt">
        <text:p text:style-name="P1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8" draw:id="shape-8" draw:name="Title 1" draw:layer="backgroundobjects" svg:width="719.97290081420pt" svg:height="59.9812062728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9" draw:id="shape-9" draw:name="Content Placeholder 2" draw:layer="backgroundobjects" svg:width="719.97290081420pt" svg:height="257.98154928580pt" svg:x="0.00000000000pt" svg:y="72.0001247320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3" draw:style-name="dp1" style:display-name="Title and Conten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0" draw:id="shape-10" draw:name="Text Box 15" draw:layer="backgroundobjects" svg:x="641.99166335840pt" svg:y="515.99144507740pt" svg:width="0.00000000000pt" svg:height="0.00000000000pt">
        <text:p text:style-name="P1"><text:span text:style-name="T1">Slide<text:s/></text:span><text:span text:style-name="T1"><text:page-number text:select-page="current" style:num-format="1">3</text:page-number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1" xml:id="shape-11" draw:id="shape-11" draw:name="Text Box 15" draw:layer="backgroundobjects" svg:x="0.00000000000pt" svg:y="515.99144507740pt" svg:width="0.00000000000pt" svg:height="0.00000000000pt">
        <text:p text:style-name="P1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12" draw:id="shape-12" draw:name="Title 1" draw:layer="backgroundobjects" svg:width="719.97290081420pt" svg:height="59.9812062728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3" draw:id="shape-13" draw:name="Content Placeholder 2" draw:layer="backgroundobjects" svg:width="719.97290081420pt" svg:height="257.98154928580pt" svg:x="0.00000000000pt" svg:y="72.0001247320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Slide 1</dc:title>
    <meta:initial-creator>jonathan lazar</meta:initial-creator>
    <meta:editing-cycles>656</meta:editing-cycles>
    <dc:date>2016-05-09T11:30:40</dc:date>
    <meta:creation-date>2009-12-31T02:30:39</meta:creation-date>
    <dc:creator>Lukas Galke</dc:creator>
    <meta:user-defined meta:name="email">Lukas@LPAG.de</meta:user-defined>
  </office:meta>
</office:document-meta>
</file>